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33% 58%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798cm" svg:y1="3.089cm" svg:x2="4.802cm" svg:y2="9.329cm">
          <text:p text:style-name="P2"/>
        </draw:line>
        <draw:line draw:style-name="gr1" draw:text-style-name="P1" draw:layer="layout" svg:x1="10.097cm" svg:y1="9.329cm" svg:x2="4.783cm" svg:y2="9.314cm">
          <text:p text:style-name="P2"/>
        </draw:line>
        <draw:line draw:style-name="gr1" draw:text-style-name="P1" draw:layer="layout" svg:x1="10.066cm" svg:y1="3.089cm" svg:x2="10.058cm" svg:y2="9.329cm">
          <text:p text:style-name="P2"/>
        </draw:line>
        <draw:line draw:style-name="gr1" draw:text-style-name="P1" draw:layer="layout" svg:x1="10.05cm" svg:y1="3.105cm" svg:x2="4.783cm" svg:y2="3.102cm">
          <text:p text:style-name="P2"/>
        </draw:line>
        <draw:path draw:style-name="gr2" draw:text-style-name="P1" draw:layer="layout" svg:width="1.583cm" svg:height="4.781cm" svg:x="7.008cm" svg:y="4.531cm" svg:viewBox="0 0 1584 4782" svg:d="m0 4782 63-360c63-360 157-878 157-878l188-941 266-909 392-973 345-517 173-204">
          <text:p text:style-name="P2"/>
        </draw:path>
        <draw:frame draw:style-name="gr3" draw:text-style-name="P3" draw:layer="layout" svg:width="0.781cm" svg:height="0.806cm" svg:x="4.437cm" svg:y="9.216cm">
          <draw:text-box>
            <text:p text:style-name="P2"><text:span text:style-name="T1">0</text:span></text:p>
          </draw:text-box>
        </draw:frame>
        <draw:frame draw:style-name="gr3" draw:text-style-name="P3" draw:layer="layout" svg:width="1.336cm" svg:height="0.806cm" svg:x="5.454cm" svg:y="9.216cm">
          <draw:text-box>
            <text:p text:style-name="P2"><text:span text:style-name="T1">200</text:span></text:p>
          </draw:text-box>
        </draw:frame>
        <draw:frame draw:style-name="gr3" draw:text-style-name="P3" draw:layer="layout" svg:width="1.336cm" svg:height="0.806cm" svg:x="6.754cm" svg:y="9.216cm">
          <draw:text-box>
            <text:p text:style-name="P2"><text:span text:style-name="T1">400</text:span></text:p>
          </draw:text-box>
        </draw:frame>
        <draw:frame draw:style-name="gr3" draw:text-style-name="P3" draw:layer="layout" svg:width="1.336cm" svg:height="0.806cm" svg:x="8.054cm" svg:y="9.216cm">
          <draw:text-box>
            <text:p text:style-name="P2"><text:span text:style-name="T1">600</text:span></text:p>
          </draw:text-box>
        </draw:frame>
        <draw:frame draw:style-name="gr3" draw:text-style-name="P3" draw:layer="layout" svg:width="1.336cm" svg:height="0.806cm" svg:x="9.386cm" svg:y="9.216cm">
          <draw:text-box>
            <text:p text:style-name="P2"><text:span text:style-name="T1">800</text:span></text:p>
          </draw:text-box>
        </draw:frame>
        <draw:frame draw:style-name="gr3" draw:layer="layout" svg:width="1.915cm" svg:height="0.962cm" svg:x="6.47cm" svg:y="9.928cm">
          <draw:text-box>
            <text:p text:style-name="P2"><text:span text:style-name="T2">T</text:span> (K)</text:p>
          </draw:text-box>
        </draw:frame>
        <draw:frame draw:style-name="gr3" draw:text-style-name="P3" draw:layer="layout" svg:width="1.505cm" svg:height="0.806cm" svg:x="3.454cm" svg:y="8.916cm">
          <draw:text-box>
            <text:p text:style-name="P2"><text:span text:style-name="T1">-200</text:span></text:p>
          </draw:text-box>
        </draw:frame>
        <draw:frame draw:style-name="gr3" draw:text-style-name="P3" draw:layer="layout" svg:width="1.501cm" svg:height="0.806cm" svg:x="3.455cm" svg:y="7.416cm">
          <draw:text-box>
            <text:p text:style-name="P2"><text:span text:style-name="T1">-150</text:span></text:p>
          </draw:text-box>
        </draw:frame>
        <draw:frame draw:style-name="gr3" draw:text-style-name="P3" draw:layer="layout" svg:width="1.505cm" svg:height="0.806cm" svg:x="3.456cm" svg:y="5.816cm">
          <draw:text-box>
            <text:p text:style-name="P2"><text:span text:style-name="T1">-100</text:span></text:p>
          </draw:text-box>
        </draw:frame>
        <draw:frame draw:style-name="gr3" draw:text-style-name="P3" draw:layer="layout" svg:width="1.226cm" svg:height="0.806cm" svg:x="3.725cm" svg:y="4.284cm">
          <draw:text-box>
            <text:p text:style-name="P2"><text:span text:style-name="T1">-50</text:span></text:p>
          </draw:text-box>
        </draw:frame>
        <draw:frame draw:style-name="gr3" draw:text-style-name="P3" draw:layer="layout" svg:width="0.781cm" svg:height="0.806cm" svg:x="4.141cm" svg:y="2.7cm">
          <draw:text-box>
            <text:p text:style-name="P2"><text:span text:style-name="T1">0</text:span></text:p>
          </draw:text-box>
        </draw:frame>
        <draw:line draw:style-name="gr1" draw:text-style-name="P1" draw:layer="layout" svg:x1="6.115cm" svg:y1="9.015cm" svg:x2="6.131cm" svg:y2="9.313cm">
          <text:p text:style-name="P2"/>
        </draw:line>
        <draw:line draw:style-name="gr1" draw:text-style-name="P1" draw:layer="layout" svg:x1="7.419cm" svg:y1="9.015cm" svg:x2="7.435cm" svg:y2="9.313cm">
          <text:p text:style-name="P2"/>
        </draw:line>
        <draw:line draw:style-name="gr1" draw:text-style-name="P1" draw:layer="layout" svg:x1="8.735cm" svg:y1="9.015cm" svg:x2="8.751cm" svg:y2="9.313cm">
          <text:p text:style-name="P2"/>
        </draw:line>
        <draw:line draw:style-name="gr1" draw:text-style-name="P1" draw:layer="layout" svg:x1="4.799cm" svg:y1="7.763cm" svg:x2="5.111cm" svg:y2="7.776cm">
          <text:p text:style-name="P2"/>
        </draw:line>
        <draw:line draw:style-name="gr1" draw:text-style-name="P1" draw:layer="layout" svg:x1="4.799cm" svg:y1="6.148cm" svg:x2="5.111cm" svg:y2="6.161cm">
          <text:p text:style-name="P2"/>
        </draw:line>
        <draw:line draw:style-name="gr1" draw:text-style-name="P1" draw:layer="layout" svg:x1="4.799cm" svg:y1="4.633cm" svg:x2="5.111cm" svg:y2="4.646cm">
          <text:p text:style-name="P2"/>
        </draw:line>
        <draw:frame draw:style-name="gr3" draw:layer="layout" svg:width="4.121cm" svg:height="0.962cm" draw:transform="rotate (1.56713113536541) translate (2.607cm 7.831cm)">
          <draw:text-box>
            <text:p text:style-name="P2"><text:span text:style-name="T2">B</text:span> (cm<text:span text:style-name="T3">3</text:span> mol<text:span text:style-name="T3">-1</text:span>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ussi Eloranta</meta:initial-creator>
    <meta:creation-date>2008-08-21T20:01:05</meta:creation-date>
    <dc:creator>Jussi Eloranta</dc:creator>
    <dc:date>2008-09-09T22:20:10</dc:date>
    <meta:editing-cycles>14</meta:editing-cycles>
    <meta:editing-duration>PT13M27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